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Bengali Light" svg:font-family="'Noto Sans Bengali Light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Bengali Light" svg:font-family="'Noto Sans Bengali Light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ans Bengali Light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ans Bengali Light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1cm" fo:margin-bottom="0.203cm" loext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51cm" fo:margin-bottom="0.203cm" loext:contextual-spacing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1cm" fo:margin-bottom="0.203cm" loext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1cm" fo:margin-bottom="0.203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481d32" fo:font-weight="bold"/>
    </style:style>
    <style:style style:name="Figur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355269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3T21:35:58.108517896</dc:date>
    <meta:editing-duration>PT2H39M4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